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8.963cm" svg:x="1.4cm" svg:y="0.837cm" presentation:class="subtitle" presentation:user-transformed="true">
          <draw:text-box>
            <text:p text:style-name="P1"><text:span text:style-name="T1">Nunca Mais</text:span></text:p>
            <text:p text:style-name="P1"><text:span text:style-name="T2">Sarah Fa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Olhei e enxerguei sua dor, vi o quanto se humilhou</text:span></text:p>
            <text:p text:style-name="P4"><text:span text:style-name="T3">Sei que a marca ficou</text:span></text:p>
            <text:p text:style-name="P4"><text:span text:style-name="T3">Ei, eu sou o teu remidor, do tempo eu sou o senhor</text:span></text:p>
            <text:p text:style-name="P4"><text:span text:style-name="T3">Levanta a resposta cheg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Desertos não duram pra sempre</text:span></text:p>
            <text:p text:style-name="P4"><text:span text:style-name="T3">Por mais que a pressão aumente</text:span></text:p>
            <text:p text:style-name="P4"><text:span text:style-name="T3">Aguente filho, ague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8.963cm" svg:x="1.201cm" svg:y="0.6cm" presentation:class="subtitle" presentation:user-transformed="true">
          <draw:text-box>
            <text:p text:style-name="P4"><text:span text:style-name="T3">Nunca mais te chamarão desamparado</text:span></text:p>
            <text:p text:style-name="P4"><text:span text:style-name="T3">Nunca mais, te olharão como alguém</text:span></text:p>
            <text:p text:style-name="P4"><text:span text:style-name="T3">Que foi desprezado, nunca mais</text:span></text:p>
            <text:p text:style-name="P4"><text:span text:style-name="T3">Diz o senhor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Desertos não duram pra sempre</text:span></text:p>
            <text:p text:style-name="P4"><text:span text:style-name="T3">Por mais que a pressão aumente</text:span></text:p>
            <text:p text:style-name="P4"><text:span text:style-name="T3">Aguente, filho aguente</text:span></text:p>
            <text:p text:style-name="P4"><text:span text:style-name="T3">Nunca mais te chamarão desamparado</text:span></text:p>
            <text:p text:style-name="P4"><text:span text:style-name="T3">Nunca mais te olharão como alguém</text:span></text:p>
            <text:p text:style-name="P4"><text:span text:style-name="T3">Que foi desprezado, nunca mais</text:span></text:p>
            <text:p text:style-name="P4"><text:span text:style-name="T3">Diz o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Eis que eu faço coisa nova</text:span></text:p>
            <text:p text:style-name="P4"><text:span text:style-name="T3">Te dou um rumo novo, te ensino a lutar</text:span></text:p>
            <text:p text:style-name="P4"><text:span text:style-name="T3">Estou removendo este fardo, prossiga para o alvo</text:span></text:p>
            <text:p text:style-name="P4"><text:span text:style-name="T3">E não olhe para trá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Nunca mais</text:span></text:p>
            <text:p text:style-name="P4"><text:span text:style-name="T3">Nunca mais, nunca mais</text:span></text:p>
            <text:p text:style-name="P4"><text:span text:style-name="T3">Te chamarão desamparado, nunca mais</text:span></text:p>
            <text:p text:style-name="P4"><text:span text:style-name="T3">Te olharão como alguém</text:span></text:p>
            <text:p text:style-name="P4"><text:span text:style-name="T3">Que foi desprezado, nunca m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Nunca mais</text:span></text:p>
            <text:p text:style-name="P4"><text:span text:style-name="T3">Te chamarão desamparado, nunca mais</text:span></text:p>
            <text:p text:style-name="P4"><text:span text:style-name="T3">Te olharão como alguém</text:span></text:p>
            <text:p text:style-name="P4"><text:span text:style-name="T3">Que foi desprezado, nunca mais</text:span></text:p>
            <text:p text:style-name="P4"><text:span text:style-name="T3">Diz o Senhor, assim diz o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9:45:53.504000000</meta:creation-date>
    <dc:date>2017-02-15T19:56:29.078000000</dc:date>
    <meta:editing-duration>PT21S</meta:editing-duration>
    <meta:editing-cycles>1</meta:editing-cycles>
    <meta:document-statistic meta:object-count="45"/>
    <meta:generator>LibreOffice/5.2.0.4$Windows_x86 LibreOffice_project/066b007f5ebcc236395c7d282ba488bca6720265</meta:generator>
  </office:meta>
</office:document-meta>
</file>